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701in" fo:margin-left="0in" fo:margin-top="0in" fo:margin-bottom="0in" fo:break-before="auto" fo:break-after="auto" table:align="left"/>
    </style:style>
    <style:style style:name="Table1.A" style:family="table-column">
      <style:table-column-properties style:column-width="6.2701in"/>
    </style:style>
    <style:style style:name="Table1.1" style:family="table-row">
      <style:table-row-properties fo:keep-together="auto"/>
    </style:style>
    <style:style style:name="Table1.A1" style:family="table-cell">
      <style:table-cell-properties style:vertical-align="" fo:background-color="#000000" fo:padding="0.0694in" fo:border="1pt solid #000000">
        <style:background-image/>
      </style:table-cell-properties>
    </style:style>
    <style:style style:name="Table1.A2" style:family="table-cell">
      <style:table-cell-properties style:vertical-align="" fo:padding="0.0694in" fo:border="1pt solid #000000"/>
    </style:style>
    <style:style style:name="Table2" style:family="table">
      <style:table-properties style:width="6.2701in" fo:margin-left="0in" fo:margin-top="0in" fo:margin-bottom="0in" fo:break-before="auto" fo:break-after="auto" table:align="left"/>
    </style:style>
    <style:style style:name="Table2.A" style:family="table-column">
      <style:table-column-properties style:column-width="2.0896in"/>
    </style:style>
    <style:style style:name="Table2.B" style:family="table-column">
      <style:table-column-properties style:column-width="4.1799in"/>
    </style:style>
    <style:style style:name="Table2.1" style:family="table-row">
      <style:table-row-properties style:min-row-height="0.2917in" fo:keep-together="auto"/>
    </style:style>
    <style:style style:name="Table2.A1" style:family="table-cell">
      <style:table-cell-properties style:vertical-align="" fo:background-color="#000000" fo:padding="0.0694in" fo:border="1pt solid #000000">
        <style:background-image/>
      </style:table-cell-properties>
    </style:style>
    <style:style style:name="Table2.A2" style:family="table-cell">
      <style:table-cell-properties style:vertical-align="" fo:padding="0.0694in" fo:border="1pt solid #000000"/>
    </style:style>
    <style:style style:name="Table2.B2" style:family="table-cell">
      <style:table-cell-properties style:vertical-align="" fo:padding="0.0694in" fo:border="1pt solid #000000"/>
    </style:style>
    <style:style style:name="Table3" style:family="table">
      <style:table-properties style:width="6.2701in" fo:margin-left="0in" fo:margin-top="0in" fo:margin-bottom="0in" fo:break-before="auto" fo:break-after="auto" table:align="left"/>
    </style:style>
    <style:style style:name="Table3.A" style:family="table-column">
      <style:table-column-properties style:column-width="2.0896in"/>
    </style:style>
    <style:style style:name="Table3.B" style:family="table-column">
      <style:table-column-properties style:column-width="4.1799in"/>
    </style:style>
    <style:style style:name="Table3.1" style:family="table-row">
      <style:table-row-properties style:min-row-height="0.2917in" fo:keep-together="auto"/>
    </style:style>
    <style:style style:name="Table3.A1" style:family="table-cell">
      <style:table-cell-properties style:vertical-align="" fo:background-color="#000000" fo:padding="0.0694in" fo:border="1pt solid #000000">
        <style:background-image/>
      </style:table-cell-properties>
    </style:style>
    <style:style style:name="Table3.A2" style:family="table-cell">
      <style:table-cell-properties style:vertical-align="" fo:padding="0.0694in" fo:border="1pt solid #000000"/>
    </style:style>
    <style:style style:name="Table3.B2" style:family="table-cell">
      <style:table-cell-properties style:vertical-align="" fo:padding="0.0694in" fo:border="1pt solid #000000"/>
    </style:style>
    <style:style style:name="Table4" style:family="table">
      <style:table-properties style:width="6.2701in" fo:margin-left="0in" fo:margin-top="0in" fo:margin-bottom="0in" fo:break-before="auto" fo:break-after="auto" table:align="left"/>
    </style:style>
    <style:style style:name="Table4.A" style:family="table-column">
      <style:table-column-properties style:column-width="2.0896in"/>
    </style:style>
    <style:style style:name="Table4.B" style:family="table-column">
      <style:table-column-properties style:column-width="4.1799in"/>
    </style:style>
    <style:style style:name="Table4.1" style:family="table-row">
      <style:table-row-properties style:min-row-height="0.2917in" fo:keep-together="auto"/>
    </style:style>
    <style:style style:name="Table4.A1" style:family="table-cell">
      <style:table-cell-properties style:vertical-align="" fo:background-color="#000000" fo:padding="0.0694in" fo:border="1pt solid #000000">
        <style:background-image/>
      </style:table-cell-properties>
    </style:style>
    <style:style style:name="Table4.A2" style:family="table-cell">
      <style:table-cell-properties style:vertical-align="" fo:padding="0.0694in" fo:border="1pt solid #000000"/>
    </style:style>
    <style:style style:name="Table4.B2" style:family="table-cell">
      <style:table-cell-properties style:vertical-align="" fo:padding="0.0694in" fo:border="1pt solid #000000"/>
    </style:style>
    <style:style style:name="Table5" style:family="table">
      <style:table-properties style:width="6.2701in" fo:margin-left="0in" fo:margin-top="0in" fo:margin-bottom="0in" fo:break-before="auto" fo:break-after="auto" table:align="left"/>
    </style:style>
    <style:style style:name="Table5.A" style:family="table-column">
      <style:table-column-properties style:column-width="2.0896in"/>
    </style:style>
    <style:style style:name="Table5.B" style:family="table-column">
      <style:table-column-properties style:column-width="2.0903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2701in" fo:margin-left="0in" fo:margin-top="0in" fo:margin-bottom="0in" fo:break-before="auto" fo:break-after="auto" table:align="left"/>
    </style:style>
    <style:style style:name="Table6.A" style:family="table-column">
      <style:table-column-properties style:column-width="2.0896in"/>
    </style:style>
    <style:style style:name="Table6.B" style:family="table-column">
      <style:table-column-properties style:column-width="2.0903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P1" style:family="paragraph" style:parent-style-name="Standard">
      <style:paragraph-properties fo:line-height="100%" fo:orphans="0" fo:widows="0"/>
    </style:style>
    <style:style style:name="P2" style:family="paragraph" style:parent-style-name="Standard">
      <style:paragraph-properties fo:line-height="100%" fo:orphans="0" fo:widows="0"/>
      <style:text-properties fo:color="#b7b7b7"/>
    </style:style>
    <style:style style:name="P3" style:family="paragraph" style:parent-style-name="Standard">
      <style:paragraph-properties fo:break-before="auto" fo:break-after="auto"/>
    </style:style>
    <style:style style:name="P4" style:family="paragraph" style:parent-style-name="Standard">
      <style:paragraph-properties fo:break-before="auto" fo:break-after="auto"/>
      <style:text-properties fo:font-weight="bold" style:font-weight-asian="bold"/>
    </style:style>
    <style:style style:name="P5" style:family="paragraph" style:parent-style-name="Standard">
      <style:paragraph-properties fo:break-before="auto" fo:break-after="auto"/>
      <style:text-properties fo:color="#b7b7b7"/>
    </style:style>
    <style:style style:name="P6" style:family="paragraph" style:parent-style-name="Heading_20_1">
      <style:paragraph-properties fo:break-before="auto" fo:break-after="auto"/>
    </style:style>
    <style:style style:name="P7" style:family="paragraph" style:parent-style-name="Heading_20_2">
      <style:paragraph-properties fo:break-before="auto" fo:break-after="auto"/>
    </style:style>
    <style:style style:name="P8" style:family="paragraph" style:parent-style-name="Title">
      <style:paragraph-properties fo:break-before="auto" fo:break-after="auto"/>
    </style:style>
    <style:style style:name="P9" style:family="paragraph" style:parent-style-name="Title" style:master-page-name="Standard">
      <style:paragraph-properties style:page-number="1" fo:break-before="auto" fo:break-after="auto"/>
    </style:style>
    <style:style style:name="P10" style:family="paragraph" style:parent-style-name="Subtitle">
      <style:paragraph-properties fo:break-before="auto" fo:break-after="auto"/>
    </style:style>
    <style:style style:name="T1" style:family="text">
      <style:text-properties fo:color="#b7b7b7"/>
    </style:style>
    <style:style style:name="T2" style:family="text">
      <style:text-properties fo:color="#b7b7b7" fo:font-weight="bold" style:font-weight-asian="bold"/>
    </style:style>
    <style:style style:name="T3" style:family="text">
      <style:text-properties fo:color="#b7b7b7" fo:font-style="italic" style:font-style-asian="italic"/>
    </style:style>
    <style:style style:name="T4" style:family="text">
      <style:text-properties fo:color="#ffffff" fo:font-weight="bold" style:font-weight-asian="bold"/>
    </style:style>
    <style:style style:name="T5"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_78cf5qnc4bxd"/>Your Title Here</text:p>
      <text:p text:style-name="P10"><text:bookmark text:name="_kvz1siu3n20k"/>Experiment 1, Experimentation &amp; Evaluation 2022</text:p>
      <text:p text:style-name="P6"><text:bookmark text:name="_bdrzzot4er25"/>Abstract</text:p>
      <text:p text:style-name="P3"><text:span text:style-name="T1">Short (120-130 words) summary of your entire report. Give the reader a quick idea of what you did and what the main findings were (if you prepare this report ahead of time, leave out the findings until after you finish the analysis).</text:span></text:p>
      <text:p text:style-name="P6"><text:bookmark text:name="_fbc5wndl9alr"/>1. Introduction</text:p>
      <text:p text:style-name="P3"><text:span text:style-name="T1">Introduce the topic of investigation to the reader and motivate why you did the experiment. Note that in our case, writing “because I was told to by the course instructor” is not a valid answer. Please assume that you are trying to answer a certain relevant question and motivate its relevance. (In a “real” study report, you would need to also discuss any relevant prior research results here. Given our setting, however, we skip any “related work” consideration.) Your final paragraph of the introduction should outline your proposed experiment.</text:span></text:p>
      <text:p text:style-name="P4"/>
      <table:table table:name="Table1" table:style-name="Table1">
        <table:table-column table:style-name="Table1.A"/>
        <table:table-row table:style-name="Table1.1">
          <table:table-cell table:style-name="Table1.A1" office:value-type="string">
            <text:p text:style-name="P1"><text:span text:style-name="T4">Hypotheses:</text:span></text:p>
          </table:table-cell>
        </table:table-row>
        <table:table-row table:style-name="Table1.1">
          <table:table-cell table:style-name="Table1.A2" office:value-type="string">
            <text:p text:style-name="P1"><text:span text:style-name="T1">Write down your (falsifiable!) hypotheses here. Each hypothesis must include </text:span><text:span text:style-name="T2">independent</text:span><text:span text:style-name="T1"> and your </text:span><text:span text:style-name="T2">dependent</text:span><text:span text:style-name="T1"> variables. You must write down your hypotheses </text:span><text:span text:style-name="T2">before</text:span><text:span text:style-name="T1"> you do your experiment!</text:span></text:p>
          </table:table-cell>
        </table:table-row>
      </table:table>
      <text:p text:style-name="P3"/>
      <text:p text:style-name="P6"><text:bookmark text:name="_7s1wpcds2p16"/>2. Method</text:p>
      <text:p text:style-name="P3"><text:span text:style-name="T1">In the following subsections, describe everything that a reader would need to replicate your experiment in all important details.</text:span></text:p>
      <text:p text:style-name="P7"><text:bookmark text:name="_f0ygecbeiup8"/>2.1 Variables</text:p>
      <text:p text:style-name="P3"><text:span text:style-name="T1">Explicitly identify the independent variable(s) (i.e., what you as the experimenter manipulate): </text:span></text:p>
      <table:table table:name="Table2" table:style-name="Table2">
        <table:table-column table:style-name="Table2.A"/>
        <table:table-column table:style-name="Table2.B"/>
        <table:table-row table:style-name="Table2.1">
          <table:table-cell table:style-name="Table2.A1" office:value-type="string">
            <text:p text:style-name="P1"><text:span text:style-name="T4">Independent variable</text:span></text:p>
          </table:table-cell>
          <table:table-cell table:style-name="Table2.A1" office:value-type="string">
            <text:p text:style-name="P1"><text:span text:style-name="T4">Levels</text:span></text:p>
          </table:table-cell>
        </table:table-row>
        <table:table-row table:style-name="Table2.1">
          <table:table-cell table:style-name="Table2.A2" office:value-type="string">
            <text:p text:style-name="P1"><text:span text:style-name="T1">TODO</text:span></text:p>
          </table:table-cell>
          <table:table-cell table:style-name="Table2.B2" office:value-type="string">
            <text:p text:style-name="P2"/>
          </table:table-cell>
        </table:table-row>
      </table:table>
      <text:p text:style-name="P4"/>
      <text:p text:style-name="P3"><text:span text:style-name="T1">Explicitly identify the dependent variable(s) (i.e., what you measure):</text:span></text:p>
      <table:table table:name="Table3" table:style-name="Table3">
        <table:table-column table:style-name="Table3.A"/>
        <table:table-column table:style-name="Table3.B"/>
        <table:table-row table:style-name="Table3.1">
          <table:table-cell table:style-name="Table3.A1" office:value-type="string">
            <text:p text:style-name="P1"><text:span text:style-name="T4">Dependent variable</text:span></text:p>
          </table:table-cell>
          <table:table-cell table:style-name="Table3.A1" office:value-type="string">
            <text:p text:style-name="P1"><text:span text:style-name="T4">Measurement Scale</text:span></text:p>
          </table:table-cell>
        </table:table-row>
        <table:table-row table:style-name="Table3.1">
          <table:table-cell table:style-name="Table3.A2" office:value-type="string">
            <text:p text:style-name="P1"><text:span text:style-name="T1">TODO</text:span></text:p>
          </table:table-cell>
          <table:table-cell table:style-name="Table3.B2" office:value-type="string">
            <text:p text:style-name="P2"/>
          </table:table-cell>
        </table:table-row>
      </table:table>
      <text:p text:style-name="P5"/>
      <text:p text:style-name="P3"><text:span text:style-name="T1">Explicitly identify any important control variable(s) (i.e., what you keep constant): Note that you do </text:span><text:span text:style-name="T3">not </text:span><text:span text:style-name="T1">need to spell out items that you do not expect to make a </text:span><text:span text:style-name="T3">significant </text:span><text:span text:style-name="T1">difference! E.g., do not list room temperature unless you believe that minor differences have an impact! Only list variables here that you think are important to keep at a certain level.</text:span></text:p>
      <table:table table:name="Table4" table:style-name="Table4">
        <table:table-column table:style-name="Table4.A"/>
        <table:table-column table:style-name="Table4.B"/>
        <table:table-row table:style-name="Table4.1">
          <table:table-cell table:style-name="Table4.A1" office:value-type="string">
            <text:p text:style-name="P1"><text:span text:style-name="T4">Control variable</text:span></text:p>
          </table:table-cell>
          <table:table-cell table:style-name="Table4.A1" office:value-type="string">
            <text:p text:style-name="P1"><text:span text:style-name="T4">Fixed Value</text:span></text:p>
          </table:table-cell>
        </table:table-row>
        <table:table-row table:style-name="Table4.1">
          <table:table-cell table:style-name="Table4.A2" office:value-type="string">
            <text:p text:style-name="P1"><text:span text:style-name="T1">TODO</text:span></text:p>
          </table:table-cell>
          <table:table-cell table:style-name="Table4.B2" office:value-type="string">
            <text:p text:style-name="P2"/>
          </table:table-cell>
        </table:table-row>
      </table:table>
      <text:p text:style-name="P4"/>
      <text:p text:style-name="P4"/>
      <text:p text:style-name="P7"><text:bookmark text:name="_yj0sbom1us79"/>2.2 Design</text:p>
      <text:p text:style-name="P3"><text:span text:style-name="T1">Check off the characteristics of your experimental design:</text:span></text:p>
      <text:p text:style-name="P3"/>
      <text:p text:style-name="P3"><text:span text:style-name="T5">Type of Study</text:span> (check one):</text:p>
      <table:table table:name="Table5" table:style-name="Table5">
        <table:table-column table:style-name="Table5.A"/>
        <table:table-column table:style-name="Table5.B" table:number-columns-repeated="2"/>
        <table:table-row table:style-name="Table5.1">
          <table:table-cell table:style-name="Table5.A1" office:value-type="string">
            <text:p text:style-name="P1">⃞<text:span text:style-name="T5"> <text:s text:c="2"/>Observational Study</text:span></text:p>
          </table:table-cell>
          <table:table-cell table:style-name="Table5.A1" office:value-type="string">
            <text:p text:style-name="P1">⃞ <text:s text:c="2"/><text:span text:style-name="T5">Quasi-Experiment</text:span></text:p>
          </table:table-cell>
          <table:table-cell table:style-name="Table5.A1" office:value-type="string">
            <text:p text:style-name="P1">⃞ <text:s text:c="2"/><text:span text:style-name="T5">Experiment</text:span></text:p>
          </table:table-cell>
        </table:table-row>
      </table:table>
      <text:p text:style-name="P3"/>
      <text:p text:style-name="P3"><text:span text:style-name="T5">Number of Factors</text:span> (check one):</text:p>
      <table:table table:name="Table6" table:style-name="Table6">
        <table:table-column table:style-name="Table6.A"/>
        <table:table-column table:style-name="Table6.B" table:number-columns-repeated="2"/>
        <table:table-row table:style-name="Table6.1">
          <table:table-cell table:style-name="Table6.A1" office:value-type="string">
            <text:p text:style-name="P1">⃞<text:span text:style-name="T5"> <text:s text:c="2"/>Single-Factor Design</text:span></text:p>
          </table:table-cell>
          <table:table-cell table:style-name="Table6.A1" office:value-type="string">
            <text:p text:style-name="P1">⃞ <text:s text:c="2"/><text:span text:style-name="T5">Multi-Factor Design</text:span></text:p>
          </table:table-cell>
          <table:table-cell table:style-name="Table6.A1" office:value-type="string">
            <text:p text:style-name="P1">⃞ <text:s text:c="2"/>Other</text:p>
          </table:table-cell>
        </table:table-row>
      </table:table>
      <text:p text:style-name="P3"/>
      <text:p text:style-name="P3"><text:span text:style-name="T1">Explain, (1) in text using terminology from the book and lectures </text:span><text:span text:style-name="T2">and</text:span><text:span text:style-name="T1"> (2) with a figure (similar to those used in Chapter 3 of the Field &amp; Hole book), what kind of experiment you did.</text:span></text:p>
      <text:p text:style-name="P7"><text:bookmark text:name="_xbxurac99z3a"/>2.3 Apparatus and Materials</text:p>
      <text:p text:style-name="P3"><text:span text:style-name="T1">Describe in sufficient detail any relevant “props” that you used in your experiment. This could be the computer you used (exact model and specification), the software used (URL, version numbers), the way you measured, e.g., time (A stopwatch? A background process on the computer that got automatically triggered?). Omit needless detail (e.g., think whether details like the size of the table the laptop was placed on, or the hard disk size, might have affected your results or not).</text:span></text:p>
      <text:p text:style-name="P7"><text:bookmark text:name="_uqdpy5w7mm9h"/>2.4 Procedure</text:p>
      <text:p text:style-name="P3"><text:span text:style-name="T1">Describe how you used your props and/or the participants to perform your actual experiment, i.e., how you actually carried out a single experimental run. What was done to the participants? What did they have to do? How long did each session take (unless this is an actual dependent variable)? If you did not have participants, explain, e.g., what software was started by whom in what order.</text:span></text:p>
      <text:p text:style-name="P6"><text:bookmark text:name="_2qk9y7anju65"/>3. Results</text:p>
      <text:p text:style-name="P7"><text:bookmark text:name="_rvhx6fhhh61g"/>3.1 Visual Overview</text:p>
      <text:p text:style-name="P3"><text:span text:style-name="T1">Provide an insightful overview of the data you collected. This requires some engineering from your part, to find a good degree of summarization: On one end of the spectrum, you don't summarize, and report hundreds of raw measurement values in a block of text. On the other end of the spectrum, you report a single number (like a mean value). Both approaches are bad.</text:span></text:p>
      <text:p text:style-name="P5"/>
      <text:p text:style-name="P3"><text:span text:style-name="T1">Instead, use appropriate visual summaries (such as </text:span><text:span text:style-name="T2">scatter plots</text:span><text:span text:style-name="T1">, </text:span><text:span text:style-name="T2">histograms</text:span><text:span text:style-name="T1">, </text:span><text:span text:style-name="T2">box plots</text:span><text:span text:style-name="T1">, or </text:span><text:span text:style-name="T2">empirical cumulative distribution functions</text:span><text:span text:style-name="T1">) to show the distribution of your data. If you have a very small number of measurement values, then report all of them in a </text:span><text:span text:style-name="T2">well organized table</text:span><text:span text:style-name="T1"> (where rows and/or columns correspond to different levels of different factors).</text:span></text:p>
      <text:p text:style-name="P7"><text:bookmark text:name="_v622tr5erkna"/>3.2 Descriptive Statistics</text:p>
      <text:p text:style-name="P3"><text:span text:style-name="T1">For each group or condition, summarize the set of measured values with a "five-number summary": </text:span><text:span text:style-name="T2">minimum</text:span><text:span text:style-name="T1">, </text:span><text:span text:style-name="T2">first quartile</text:span><text:span text:style-name="T1">, </text:span><text:span text:style-name="T2">median</text:span><text:span text:style-name="T1">, </text:span><text:span text:style-name="T2">third quartile</text:span><text:span text:style-name="T1">, and </text:span><text:span text:style-name="T2">maximum</text:span><text:span text:style-name="T1">. </text:span></text:p>
      <text:p text:style-name="P5"/>
      <text:p text:style-name="P3"><text:span text:style-name="T1">Make sure you explain – in your words – what these statistics mean “in plain English”, but don’t yet interpret them (this is for the Discussion section).</text:span></text:p>
      <text:p text:style-name="P5"/>
      <text:p text:style-name="P6"><text:bookmark text:name="_xjth234stpeb"/>4. Discussion</text:p>
      <text:p text:style-name="P7"><text:bookmark text:name="_deq2qwp1b5x6"/>4.1 Compare Hypothesis to Results</text:p>
      <text:p text:style-name="P3"><text:span text:style-name="T1">Provide a brief restatement of the main results from the previous section, and if (or if not) these support your research hypothesis.</text:span></text:p>
      <text:p text:style-name="P5"><text:soft-page-break/></text:p>
      <text:p text:style-name="P3"><text:span text:style-name="T1">If there is a discrepancy between your hypothesis and the results of your experiment, speculate about why you were unable to find evidence to support your hypothesis. </text:span></text:p>
      <text:p text:style-name="P7"><text:bookmark text:name="_z66uzu2ewdzi"/>4.2 Limitations and Threats to Validity</text:p>
      <text:p text:style-name="P3"><text:span text:style-name="T1">Acknowledge any faults or limitations your study has, and how seriously these affect your</text:span></text:p>
      <text:p text:style-name="P3"><text:span text:style-name="T1">results. How could these be remedied in future work?</text:span></text:p>
      <text:p text:style-name="P7"><text:bookmark text:name="_no339h1as8aw"/>4.3 Conclusions</text:p>
      <text:p text:style-name="P3"><text:span text:style-name="T1">End with the main conclusions that can be drawn from your study.</text:span></text:p>
      <text:p text:style-name="P5"/>
      <text:p text:style-name="P5"/>
      <text:p text:style-name="P8"><text:bookmark text:name="_7nse95jx77yo"/>Appendix</text:p>
      <text:p text:style-name="P6"><text:bookmark text:name="_png4eb5lpvn4"/>A. Materials</text:p>
      <text:p text:style-name="P3"><text:span text:style-name="T1">Any documents you used for your informed consent (information sheets, consent) or as part of your apparatus (e.g., manual, hand-out), please include them here.</text:span></text:p>
      <text:p text:style-name="P6"><text:bookmark text:name="_ypdnb2qz0epi"/>B. Reproduction Package (or: Raw Data)</text:p>
      <text:p text:style-name="P3"><text:span text:style-name="T1">Before, during, and after the experiment you collected all kinds of data. Don't ever throw such data away! Any plots, tables, summaries, and statistics provided in this report should be recreatable from the raw data you have.</text:span></text:p>
      <text:p text:style-name="P5"/>
      <text:p text:style-name="P3"><text:span text:style-name="T1">If you only collected a small amount of data, put it in this Appendix right here.</text:span></text:p>
      <text:p text:style-name="P5"/>
      <text:p text:style-name="P3"><text:span text:style-name="T1">If you collected data in forms that are better kept in separate files, then zip up those files, and submit them as a "reproduction package" supporting this report.</text:span></text:p>
      <text:p text:style-name="P5"/>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image-count="0" meta:object-count="0" meta:page-count="2" meta:paragraph-count="61" meta:word-count="897" meta:character-count="5559" meta:non-whitespace-character-count="4706"/>
    <meta:generator>LibreOfficeDev/6.0.5.2$Linux_X86_64 LibreOffice_project/</meta:generator>
  </office:meta>
</office:document-meta>
</file>